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0772in"/>
    </style:style>
    <style:style style:name="co6" style:family="table-column">
      <style:table-column-properties fo:break-before="auto" style:column-width="1.498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0846in"/>
    </style:style>
    <style:style style:name="co9" style:family="table-column">
      <style:table-column-properties fo:break-before="auto" style:column-width="1.8374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000000" style:font-name="Monaco" fo:font-size="11pt" style:font-size-asian="11pt" style:font-size-complex="11pt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bcc"/>
      <style:text-properties fo:color="#000000" style:font-name="Monac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Monaco" fo:font-size="11pt" style:font-size-asian="11pt" style:font-size-complex="11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/>
      <style:text-properties style:font-name="Monaco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0W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4" table:number-columns-repeated="53" table:default-cell-style-name="ce14"/>
        <table:table-row table:style-name="ro1">
          <table:table-cell/>
          <table:table-cell table:style-name="ce15" office:value-type="string" calcext:value-type="string">
            <text:p>Assume R_copper @ 20 deg</text:p>
          </table:table-cell>
          <table:table-cell table:style-name="ce15"/>
          <table:table-cell office:value-type="float" office:value="0.0171" calcext:value-type="float">
            <text:p>0.0171</text:p>
          </table:table-cell>
          <table:table-cell office:value-type="string" calcext:value-type="string">
            <text:p>ohm/mm2/m</text:p>
          </table:table-cell>
          <table:table-cell table:number-columns-repeated="5"/>
          <table:table-cell office:value-type="string" calcext:value-type="string">
            <text:p>POWER CONSUMPTION</text:p>
          </table:table-cell>
          <table:table-cell/>
          <table:table-cell office:value-type="string" calcext:value-type="string">
            <text:p>V^2/R</text:p>
          </table:table-cell>
          <table:table-cell table:number-columns-repeated="51"/>
        </table:table-row>
        <table:table-row table:style-name="ro1">
          <table:table-cell/>
          <table:table-cell table:style-name="ce15" table:number-columns-repeated="2"/>
          <table:table-cell table:number-columns-repeated="7"/>
          <table:table-cell office:value-type="string" calcext:value-type="string">
            <text:p>RATED VOLTAG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50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4]*[.D4]" office:value-type="float" office:value="0.028" calcext:value-type="float">
            <text:p>0.028</text:p>
          </table:table-cell>
          <table:table-cell/>
          <table:table-cell table:style-name="ce18" table:formula="of:=[.D1]*[.E5]/[.E4]" office:value-type="float" office:value="2.14971428571429" calcext:value-type="float">
            <text:p>2.14971428571429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21" table:formula="of:=[.M2]^2/[.G4]" office:value-type="float" office:value="66.9856459330144" calcext:value-type="float">
            <text:p>66.9856459330144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5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4]*[.E5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/>
          <table:table-cell table:style-name="ce17" office:value-type="string" calcext:value-type="string">
            <text:p>R_copper@ 110 deg</text:p>
          </table:table-cell>
          <table:table-cell table:style-name="ce15"/>
          <table:table-cell table:formula="of:=[.D1]*(1+(0.0039*(110-25)))" office:value-type="float" office:value="0.02276865" calcext:value-type="float">
            <text:p>0.02276865</text:p>
          </table:table-cell>
          <table:table-cell office:value-type="string" calcext:value-type="string">
            <text:p>ohm/mm2/m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0]*[.D10]" office:value-type="float" office:value="0.028" calcext:value-type="float">
            <text:p>0.028</text:p>
          </table:table-cell>
          <table:table-cell/>
          <table:table-cell table:style-name="ce18" table:formula="of:=[.D8]*[.E11]/[.E10]" office:value-type="float" office:value="2.86234457142857" calcext:value-type="float">
            <text:p>2.8623445714285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0]" office:value-type="float" office:value="50.308408511464" calcext:value-type="float">
            <text:p>50.308408511464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1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0]*[.E11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x Operation Temperature</text:p>
          </table:table-cell>
          <table:table-cell table:number-columns-repeated="62"/>
        </table:table-row>
        <table:table-row table:style-name="ro1">
          <table:table-cell/>
          <table:table-cell table:style-name="ce17" office:value-type="string" calcext:value-type="string">
            <text:p>R_copper@ 150 deg</text:p>
          </table:table-cell>
          <table:table-cell table:style-name="ce15"/>
          <table:table-cell table:formula="of:=[.D1]*(1+(0.0039*(150-25)))" office:value-type="float" office:value="0.02543625" calcext:value-type="float">
            <text:p>0.02543625</text:p>
          </table:table-cell>
          <table:table-cell office:value-type="string" calcext:value-type="string">
            <text:p>ohm/mm2/m 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8]*[.D18]" office:value-type="float" office:value="0.028" calcext:value-type="float">
            <text:p>0.028</text:p>
          </table:table-cell>
          <table:table-cell/>
          <table:table-cell table:style-name="ce18" table:formula="of:=[.D16]*[.E19]/[.E18]" office:value-type="float" office:value="3.1977" calcext:value-type="float">
            <text:p>3.197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8]" office:value-type="float" office:value="45.0323670137912" calcext:value-type="float">
            <text:p>45.0323670137912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9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8]*[.E19]" office:value-type="float" office:value="0.09856" calcext:value-type="float">
            <text:p>0.09856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usa_heatbed_analysi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4" table:number-columns-repeated="53" table:default-cell-style-name="ce14"/>
        <table:table-row table:style-name="ro1">
          <table:table-cell/>
          <table:table-cell table:style-name="ce15" office:value-type="string" calcext:value-type="string">
            <text:p>Assume R_copper @ 20 deg</text:p>
          </table:table-cell>
          <table:table-cell table:style-name="ce15"/>
          <table:table-cell office:value-type="float" office:value="0.0171" calcext:value-type="float">
            <text:p>0.0171</text:p>
          </table:table-cell>
          <table:table-cell office:value-type="string" calcext:value-type="string">
            <text:p>ohm/mm2/m</text:p>
          </table:table-cell>
          <table:table-cell table:number-columns-repeated="5"/>
          <table:table-cell office:value-type="string" calcext:value-type="string">
            <text:p>POWER CONSUMPTION</text:p>
          </table:table-cell>
          <table:table-cell/>
          <table:table-cell office:value-type="string" calcext:value-type="string">
            <text:p>V^2/R</text:p>
          </table:table-cell>
          <table:table-cell table:number-columns-repeated="51"/>
        </table:table-row>
        <table:table-row table:style-name="ro1">
          <table:table-cell/>
          <table:table-cell table:style-name="ce15" table:number-columns-repeated="2"/>
          <table:table-cell table:number-columns-repeated="7"/>
          <table:table-cell office:value-type="string" calcext:value-type="string">
            <text:p>RATED VOLTAG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50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width</text:p>
          </table:table-cell>
          <table:table-cell table:style-name="ce15" office:value-type="float" office:value="1.5" calcext:value-type="float">
            <text:p>1.5</text:p>
          </table:table-cell>
          <table:table-cell office:value-type="float" office:value="0.035" calcext:value-type="float">
            <text:p>0.035</text:p>
          </table:table-cell>
          <table:table-cell table:formula="of:=[.C4]*[.D4]" office:value-type="float" office:value="0.0525" calcext:value-type="float">
            <text:p>0.0525</text:p>
          </table:table-cell>
          <table:table-cell/>
          <table:table-cell table:style-name="ce18" table:formula="of:=[.D1]*[.E5]/[.E4]" office:value-type="float" office:value="2.43145714285714" calcext:value-type="float">
            <text:p>2.43145714285714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21" table:formula="of:=[.M2]^2/[.G4]" office:value-type="float" office:value="59.2237459019283" calcext:value-type="float">
            <text:p>59.2237459019283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7465" calcext:value-type="float">
            <text:p>7465</text:p>
          </table:table-cell>
          <table:table-cell office:value-type="string" calcext:value-type="string">
            <text:p>mm</text:p>
          </table:table-cell>
          <table:table-cell table:formula="of:=[.C5]/1000" office:value-type="float" office:value="7.465" calcext:value-type="float">
            <text:p>7.465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4]*[.E5]" office:value-type="float" office:value="0.3919125" calcext:value-type="float">
            <text:p>0.3919125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/>
          <table:table-cell table:style-name="ce17" office:value-type="string" calcext:value-type="string">
            <text:p>R_copper@ 110 deg</text:p>
          </table:table-cell>
          <table:table-cell table:style-name="ce15"/>
          <table:table-cell table:formula="of:=[.D1]*(1+(0.0039*(110-25)))" office:value-type="float" office:value="0.02276865" calcext:value-type="float">
            <text:p>0.02276865</text:p>
          </table:table-cell>
          <table:table-cell office:value-type="string" calcext:value-type="string">
            <text:p>ohm/mm2/m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width</text:p>
          </table:table-cell>
          <table:table-cell table:style-name="ce15" office:value-type="float" office:value="1.5" calcext:value-type="float">
            <text:p>1.5</text:p>
          </table:table-cell>
          <table:table-cell office:value-type="float" office:value="0.035" calcext:value-type="float">
            <text:p>0.035</text:p>
          </table:table-cell>
          <table:table-cell table:formula="of:=[.C10]*[.D10]" office:value-type="float" office:value="0.0525" calcext:value-type="float">
            <text:p>0.0525</text:p>
          </table:table-cell>
          <table:table-cell/>
          <table:table-cell table:style-name="ce18" table:formula="of:=[.D8]*[.E11]/[.E10]" office:value-type="float" office:value="3.23748518571429" calcext:value-type="float">
            <text:p>3.23748518571429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0]" office:value-type="float" office:value="44.4789680074565" calcext:value-type="float">
            <text:p>44.4789680074565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7465" calcext:value-type="float">
            <text:p>7465</text:p>
          </table:table-cell>
          <table:table-cell office:value-type="string" calcext:value-type="string">
            <text:p>mm</text:p>
          </table:table-cell>
          <table:table-cell table:formula="of:=[.C11]/1000" office:value-type="float" office:value="7.465" calcext:value-type="float">
            <text:p>7.465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0]*[.E11]" office:value-type="float" office:value="0.3919125" calcext:value-type="float">
            <text:p>0.3919125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x Operation Temperature</text:p>
          </table:table-cell>
          <table:table-cell table:number-columns-repeated="62"/>
        </table:table-row>
        <table:table-row table:style-name="ro1">
          <table:table-cell/>
          <table:table-cell table:style-name="ce17" office:value-type="string" calcext:value-type="string">
            <text:p>R_copper@ 150 deg</text:p>
          </table:table-cell>
          <table:table-cell table:style-name="ce15"/>
          <table:table-cell table:formula="of:=[.D1]*(1+(0.0039*(150-25)))" office:value-type="float" office:value="0.02543625" calcext:value-type="float">
            <text:p>0.02543625</text:p>
          </table:table-cell>
          <table:table-cell office:value-type="string" calcext:value-type="string">
            <text:p>ohm/mm2/m 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width</text:p>
          </table:table-cell>
          <table:table-cell table:style-name="ce15" office:value-type="float" office:value="1.5" calcext:value-type="float">
            <text:p>1.5</text:p>
          </table:table-cell>
          <table:table-cell office:value-type="float" office:value="0.035" calcext:value-type="float">
            <text:p>0.035</text:p>
          </table:table-cell>
          <table:table-cell table:formula="of:=[.C18]*[.D18]" office:value-type="float" office:value="0.0525" calcext:value-type="float">
            <text:p>0.0525</text:p>
          </table:table-cell>
          <table:table-cell/>
          <table:table-cell table:style-name="ce18" table:formula="of:=[.D16]*[.E19]/[.E18]" office:value-type="float" office:value="3.6167925" calcext:value-type="float">
            <text:p>3.6167925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8]" office:value-type="float" office:value="39.8142829592795" calcext:value-type="float">
            <text:p>39.8142829592795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7465" calcext:value-type="float">
            <text:p>7465</text:p>
          </table:table-cell>
          <table:table-cell office:value-type="string" calcext:value-type="string">
            <text:p>mm</text:p>
          </table:table-cell>
          <table:table-cell table:formula="of:=[.C19]/1000" office:value-type="float" office:value="7.465" calcext:value-type="float">
            <text:p>7.465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8]*[.E19]" office:value-type="float" office:value="0.3919125" calcext:value-type="float">
            <text:p>0.3919125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8" loext:min-decimal-places="8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6" loext:min-decimal-places="6" number:min-integer-digits="1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3:58:54.97562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30_20_watt" style:display-name="PageStyle_130 wa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_20_watt" style:display-name="PageStyle_100 wa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rent Crosby</meta:initial-creator>
    <meta:creation-date>2013-05-13T02:20:55</meta:creation-date>
    <dc:date>2020-05-12T00:20:28.648490012</dc:date>
    <meta:editing-duration>P2DT36M54S</meta:editing-duration>
    <meta:editing-cycles>16</meta:editing-cycles>
    <meta:generator>LibreOffice/6.4.3.2$Linux_X86_64 LibreOffice_project/40$Build-2</meta:generator>
    <meta:document-statistic meta:table-count="2" meta:cell-count="126" meta:object-count="0"/>
  </office:meta>
</office:document-meta>
</file>